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ample-worksheet-Moquec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worksheet-Moque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(Copy the generated price report into this section every day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ant Quantity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Price Each (w/o tax)</text:p>
          </table:table-cell>
          <table:table-cell table:style-name="ce1" office:value-type="string" calcext:value-type="string">
            <text:p>Actual Quantity</text:p>
          </table:table-cell>
          <table:table-cell table:style-name="ce1" office:value-type="string" calcext:value-type="string">
            <text:p>Sells per Day</text:p>
          </table:table-cell>
          <table:table-cell table:style-name="ce1" office:value-type="string" calcext:value-type="string">
            <text:p>Universalis UR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ファイアクリスタル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280" calcext:value-type="float">
            <text:p>8280</text:p>
          </table:table-cell>
          <table:table-cell table:style-name="ce1" office:value-type="float" office:value="16413.14" calcext:value-type="float">
            <text:p>16413.14</text:p>
          </table:table-cell>
          <table:table-cell table:style-name="ce2" office:value-type="string" calcext:value-type="string">
            <text:p><text:a xlink:href="https://universalis.app/market/8" xlink:type="simple">https://universalis.app/market/8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ファイア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845" calcext:value-type="float">
            <text:p>5845</text:p>
          </table:table-cell>
          <table:table-cell table:style-name="ce1" office:value-type="float" office:value="14060.43" calcext:value-type="float">
            <text:p>14060.43</text:p>
          </table:table-cell>
          <table:table-cell table:style-name="ce2" office:value-type="string" calcext:value-type="string">
            <text:p><text:a xlink:href="https://universalis.app/market/14" xlink:type="simple">https://universalis.app/market/14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ウォータークラスター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5629" calcext:value-type="float">
            <text:p>15629</text:p>
          </table:table-cell>
          <table:table-cell table:style-name="ce2" office:value-type="string" calcext:value-type="string">
            <text:p><text:a xlink:href="https://universalis.app/market/19" xlink:type="simple">https://universalis.app/market/19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ナシゴレン[HQ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32.7" calcext:value-type="float">
            <text:p>332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14" calcext:value-type="float">
            <text:p>17.14</text:p>
          </table:table-cell>
          <table:table-cell table:style-name="ce2" office:value-type="string" calcext:value-type="string">
            <text:p><text:a xlink:href="https://universalis.app/market/44078" xlink:type="simple">https://universalis.app/market/44078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ロネークステーキ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998.54" calcext:value-type="float">
            <text:p>998.5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.14" calcext:value-type="float">
            <text:p>86.14</text:p>
          </table:table-cell>
          <table:table-cell table:style-name="ce2" office:value-type="string" calcext:value-type="string">
            <text:p><text:a xlink:href="https://universalis.app/market/44091" xlink:type="simple">https://universalis.app/market/4409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セビーチェ[HQ]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.57" calcext:value-type="float">
            <text:p>56.57</text:p>
          </table:table-cell>
          <table:table-cell table:style-name="ce2" office:value-type="string" calcext:value-type="string">
            <text:p><text:a xlink:href="https://universalis.app/market/44842" xlink:type="simple">https://universalis.app/market/44842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魔匠の薬液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98.7" calcext:value-type="float">
            <text:p>198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29" calcext:value-type="float">
            <text:p>4.29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魔匠の薬液[HQ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174.72" calcext:value-type="float">
            <text:p>1174.7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3.14" calcext:value-type="float">
            <text:p>43.14</text:p>
          </table:table-cell>
          <table:table-cell table:style-name="ce2" office:value-type="string" calcext:value-type="string">
            <text:p><text:a xlink:href="https://universalis.app/market/44169" xlink:type="simple">https://universalis.app/market/44169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ーディアル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53.99" calcext:value-type="float">
            <text:p>153.9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62.71" calcext:value-type="float">
            <text:p>262.71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ーディアル[HQ]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9.29" calcext:value-type="float">
            <text:p>79.29</text:p>
          </table:table-cell>
          <table:table-cell table:style-name="ce2" office:value-type="string" calcext:value-type="string">
            <text:p><text:a xlink:href="https://universalis.app/market/6141" xlink:type="simple">https://universalis.app/market/614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ブラウンカルダモン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911.42" calcext:value-type="float">
            <text:p>911.4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30.14" calcext:value-type="float">
            <text:p>230.14</text:p>
          </table:table-cell>
          <table:table-cell table:style-name="ce2" office:value-type="string" calcext:value-type="string">
            <text:p><text:a xlink:href="https://universalis.app/market/44171" xlink:type="simple">https://universalis.app/market/4417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241.32" calcext:value-type="float">
            <text:p>241.32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22.86" calcext:value-type="float">
            <text:p>422.86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56.13" calcext:value-type="float">
            <text:p>356.13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720.67" calcext:value-type="float">
            <text:p>720.6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85.14" calcext:value-type="float">
            <text:p>185.14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95.29" calcext:value-type="float">
            <text:p>295.29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8.57" calcext:value-type="float">
            <text:p>118.57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543.03" calcext:value-type="float">
            <text:p>543.0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スワンプモンクのモモ肉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19.48" calcext:value-type="float">
            <text:p>319.4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43" calcext:value-type="float">
            <text:p>343</text:p>
          </table:table-cell>
          <table:table-cell table:style-name="ce2" office:value-type="string" calcext:value-type="string">
            <text:p><text:a xlink:href="https://universalis.app/market/44064" xlink:type="simple">https://universalis.app/market/44064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63.86" calcext:value-type="float">
            <text:p>363.86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黄金の霊砂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0" calcext:value-type="float">
            <text:p>530</text:p>
          </table:table-cell>
          <table:table-cell table:style-name="ce2" office:value-type="string" calcext:value-type="string">
            <text:p><text:a xlink:href="https://universalis.app/market/44035" xlink:type="simple">https://universalis.app/market/44035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トラルコーン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322" calcext:value-type="float">
            <text:p>-322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3890.45" calcext:value-type="float">
            <text:p>3890.45</text:p>
          </table:table-cell>
          <table:table-cell table:style-name="ce2" office:value-type="string" calcext:value-type="string">
            <text:p><text:a xlink:href="https://universalis.app/market/43981" xlink:type="simple">https://universalis.app/market/43981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トラルコーンオイル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480" calcext:value-type="float">
            <text:p>-480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148.19" calcext:value-type="float">
            <text:p>148.19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トラルコーンオイ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898" calcext:value-type="float">
            <text:p>-898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1363.97" calcext:value-type="float">
            <text:p>1363.97</text:p>
          </table:table-cell>
          <table:table-cell table:style-name="ce2" office:value-type="string" calcext:value-type="string">
            <text:p><text:a xlink:href="https://universalis.app/market/43976" xlink:type="simple">https://universalis.app/market/43976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コナッツ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180" calcext:value-type="float">
            <text:p>-180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544.79" calcext:value-type="float">
            <text:p>544.79</text:p>
          </table:table-cell>
          <table:table-cell table:style-name="ce2" office:value-type="string" calcext:value-type="string">
            <text:p><text:a xlink:href="https://universalis.app/market/36087" xlink:type="simple">https://universalis.app/market/36087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コナッツミルク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550" calcext:value-type="float">
            <text:p>-550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22.64" calcext:value-type="float">
            <text:p>22.64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ココナッツミルク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799" calcext:value-type="float">
            <text:p>-799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338.33" calcext:value-type="float">
            <text:p>338.33</text:p>
          </table:table-cell>
          <table:table-cell table:style-name="ce2" office:value-type="string" calcext:value-type="string">
            <text:p><text:a xlink:href="https://universalis.app/market/36082" xlink:type="simple">https://universalis.app/market/36082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ヤースラニガーリック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201" calcext:value-type="float">
            <text:p>-201</text:p>
          </table:table-cell>
          <table:table-cell table:style-name="ce1" office:value-type="float" office:value="-99" calcext:value-type="float">
            <text:p>-99</text:p>
          </table:table-cell>
          <table:table-cell table:style-name="ce1" office:value-type="float" office:value="3359.31" calcext:value-type="float">
            <text:p>3359.31</text:p>
          </table:table-cell>
          <table:table-cell table:style-name="ce2" office:value-type="string" calcext:value-type="string">
            <text:p><text:a xlink:href="https://universalis.app/market/43985" xlink:type="simple">https://universalis.app/market/43985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ムケッカ[HQ]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string" calcext:value-type="string">
            <text:p>Titan</text:p>
          </table:table-cell>
          <table:table-cell table:style-name="ce1" office:value-type="float" office:value="-2295" calcext:value-type="float">
            <text:p>-2295</text:p>
          </table:table-cell>
          <table:table-cell table:style-name="ce1" office:value-type="float" office:value="-297" calcext:value-type="float">
            <text:p>-297</text:p>
          </table:table-cell>
          <table:table-cell table:style-name="ce1" office:value-type="float" office:value="5723.95" calcext:value-type="float">
            <text:p>5723.95</text:p>
          </table:table-cell>
          <table:table-cell table:style-name="ce2" office:value-type="string" calcext:value-type="string">
            <text:p><text:a xlink:href="https://universalis.app/market/44178" xlink:type="simple">https://universalis.app/market/44178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Gathering yield is measured with iLv707/5345/5173/GP930 gea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ther Plan</text:p>
          </table:table-cell>
          <table:table-cell table:number-columns-repeated="4"/>
          <table:table-cell table:style-name="ce1" office:value-type="string" calcext:value-type="string">
            <text:p>Yield / Cordial</text:p>
          </table:table-cell>
          <table:table-cell table:style-name="ce1" office:value-type="string" calcext:value-type="string">
            <text:p>Time / Cordial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(ナシゴレン[HQ] + Cordial) → トラルコーン</text:p>
          </table:table-cell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G34])*1.05" office:value-type="float" office:value="3124.0125" calcext:value-type="float">
            <text:p>3,124.01</text:p>
          </table:table-cell>
          <table:table-cell table:style-name="ce4" table:formula="of:=[.$D$23]*[.$F34]*3600/[.$G34]*-0.97" office:value-type="float" office:value="562212" calcext:value-type="float">
            <text:p>562,212.00</text:p>
          </table:table-cell>
          <table:table-cell table:style-name="ce4" table:formula="of:=[.$I34]-[.$H34]" office:value-type="float" office:value="559087.9875" calcext:value-type="float">
            <text:p>559,087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(ナシゴレン[HQ] + Cordial) → ココナッツ</text:p>
          </table:table-cell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G35])*1.05" office:value-type="float" office:value="3124.0125" calcext:value-type="float">
            <text:p>3,124.01</text:p>
          </table:table-cell>
          <table:table-cell table:style-name="ce4" table:formula="of:=[.$D$26]*[.$F35]*3600/[.$G35]*-0.97" office:value-type="float" office:value="314280" calcext:value-type="float">
            <text:p>314,280.00</text:p>
          </table:table-cell>
          <table:table-cell table:style-name="ce4" table:formula="of:=[.$I35]-[.$H35]" office:value-type="float" office:value="311155.9875" calcext:value-type="float">
            <text:p>311,155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(ナシゴレン[HQ] + Cordial) → ヤースラニガーリック</text:p>
          </table:table-cell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([.$D$6]*2+[.$D$11]*3600/[.$G36])*1.05" office:value-type="float" office:value="3124.0125" calcext:value-type="float">
            <text:p>3,124.01</text:p>
          </table:table-cell>
          <table:table-cell table:style-name="ce4" table:formula="of:=[.$D$29]*[.$F36]*3600/[.$G36]*-0.97" office:value-type="float" office:value="350946" calcext:value-type="float">
            <text:p>350,946.00</text:p>
          </table:table-cell>
          <table:table-cell table:style-name="ce4" table:formula="of:=[.$I36]-[.$H36]" office:value-type="float" office:value="347821.9875" calcext:value-type="float">
            <text:p>347,821.9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Crafting time and yield are measured with iLv707/5428/5084/CP645 gears and Raphael FFXIV Crafting Solver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nthesis Plan</text:p>
          </table:table-cell>
          <table:table-cell table:number-columns-repeated="4"/>
          <table:table-cell table:style-name="ce1" office:value-type="string" calcext:value-type="string">
            <text:p>Yield / Craft</text:p>
          </table:table-cell>
          <table:table-cell table:style-name="ce1" office:value-type="string" calcext:value-type="string">
            <text:p>Time / Craft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1 トラルコーン → トラルコーンオイル</text:p>
          </table:table-cell>
          <table:table-cell table:number-columns-repeated="4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4]*6)*99*3600/[.$G40]*1.05" office:value-type="float" office:value="1923173.28" calcext:value-type="float">
            <text:p>1,923,173.28</text:p>
          </table:table-cell>
          <table:table-cell table:style-name="ce4" table:formula="of:=[.$D$24]*[.$F40]*3600/[.$G40]*-0.97" office:value-type="float" office:value="1508544" calcext:value-type="float">
            <text:p>1,508,544.00</text:p>
          </table:table-cell>
          <table:table-cell table:style-name="ce4" table:formula="of:=[.$I40]-[.$H40]" office:value-type="float" office:value="-414629.28" calcext:value-type="float">
            <text:p>-414,629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2 トラルコーン → トラルコーンオイ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25" calcext:value-type="float">
            <text:p>25.00</text:p>
          </table:table-cell>
          <table:table-cell table:style-name="ce4" table:formula="of:=([.$D$3]*8+[.$D$14]*6)*3600/[.$G41]*1.05" office:value-type="float" office:value="256423.104" calcext:value-type="float">
            <text:p>256,423.10</text:p>
          </table:table-cell>
          <table:table-cell table:style-name="ce4" table:formula="of:=[.$D$25]*[.$F41]*3600/[.$G41]*-0.97" office:value-type="float" office:value="376297.92" calcext:value-type="float">
            <text:p>376,297.92</text:p>
          </table:table-cell>
          <table:table-cell table:style-name="ce4" table:formula="of:=[.$I41]-[.$H41]" office:value-type="float" office:value="119874.816" calcext:value-type="float">
            <text:p>119,874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3 ココナッツ → ココナッツミルク</text:p>
          </table:table-cell>
          <table:table-cell table:number-columns-repeated="4"/>
          <table:table-cell table:style-name="ce1" table:formula="of:=99*3" office:value-type="float" office:value="297" calcext:value-type="float">
            <text:p>297</text:p>
          </table:table-cell>
          <table:table-cell table:style-name="ce3" office:value-type="float" office:value="330" calcext:value-type="float">
            <text:p>330.00</text:p>
          </table:table-cell>
          <table:table-cell table:style-name="ce4" table:formula="of:=([.$D$3]*8+[.$D$17]*6)*99*3600/[.$G42]*1.05" office:value-type="float" office:value="1553580" calcext:value-type="float">
            <text:p>1,553,580.00</text:p>
          </table:table-cell>
          <table:table-cell table:style-name="ce4" table:formula="of:=[.$D$27]*[.$F42]*3600/[.$G42]*-0.97" office:value-type="float" office:value="1728540" calcext:value-type="float">
            <text:p>1,728,540.00</text:p>
          </table:table-cell>
          <table:table-cell table:style-name="ce4" table:formula="of:=[.$I42]-[.$H42]" office:value-type="float" office:value="174960" calcext:value-type="float">
            <text:p>174,96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4 ココナッツ → ココナッツミルク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8.75" calcext:value-type="float">
            <text:p>8.75</text:p>
          </table:table-cell>
          <table:table-cell table:style-name="ce4" table:formula="of:=([.$D$3]*8+[.$D$17]*6)*3600/[.$G43]*1.05" office:value-type="float" office:value="591840" calcext:value-type="float">
            <text:p>591,840.00</text:p>
          </table:table-cell>
          <table:table-cell table:style-name="ce4" table:formula="of:=[.$D$28]*[.$F43]*3600/[.$G43]*-0.97" office:value-type="float" office:value="956608.4571" calcext:value-type="float">
            <text:p>956,608.46</text:p>
          </table:table-cell>
          <table:table-cell table:style-name="ce4" table:formula="of:=[.$I43]-[.$H43]" office:value-type="float" office:value="364768.4571" calcext:value-type="float">
            <text:p>364,768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5 トラルコーンオイル + ココナッツミルク + (ロネークステーキ[HQ]) → ムケッカ[HQ]</text:p>
          </table:table-cell>
          <table:table-cell table:number-columns-repeated="4"/>
          <table:table-cell table:style-name="ce1" office:value-type="float" office:value="2.94" calcext:value-type="float">
            <text:p>2.94</text:p>
          </table:table-cell>
          <table:table-cell table:style-name="ce3" office:value-type="float" office:value="67.5" calcext:value-type="float">
            <text:p>67.50</text:p>
          </table:table-cell>
          <table:table-cell table:style-name="ce4" table:formula="of:=(([.$D$4]*3+[.$D$5]*3+[.$D$13]+[.$D$15]*2+[.$D$18]+[.$D$20]+[.$D$21]+[.$D$22])*3600/[.$G44]+[.$D$7]*2)*1.05" office:value-type="float" office:value="167305.894" calcext:value-type="float">
            <text:p>167,305.89</text:p>
          </table:table-cell>
          <table:table-cell table:style-name="ce4" table:formula="of:=[.$D$30]*[.$F44]*3600/[.$G44]*-0.97" office:value-type="float" office:value="349060.32" calcext:value-type="float">
            <text:p>349,060.32</text:p>
          </table:table-cell>
          <table:table-cell table:style-name="ce4" table:formula="of:=[.$I44]-[.$H44]" office:value-type="float" office:value="181754.426" calcext:value-type="float">
            <text:p>181,754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6 トラルコーンオイル + ココナッツミルク + (ロネークステーキ[HQ] + CP+21) → ムケッ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63.75" calcext:value-type="float">
            <text:p>63.75</text:p>
          </table:table-cell>
          <table:table-cell table:style-name="ce4" table:formula="of:=(([.$D$4]*3+[.$D$5]*3+[.$D$13]+[.$D$15]*2+[.$D$18]+[.$D$20]+[.$D$21]+[.$D$22])*3600/[.$G45]+[.$D$7]*2+[.$D$9]*4)*1.05" office:value-type="float" office:value="177858.6081" calcext:value-type="float">
            <text:p>177,858.61</text:p>
          </table:table-cell>
          <table:table-cell table:style-name="ce4" table:formula="of:=[.$D$30]*[.$F45]*3600/[.$G45]*-0.97" office:value-type="float" office:value="377136" calcext:value-type="float">
            <text:p>377,136.00</text:p>
          </table:table-cell>
          <table:table-cell table:style-name="ce4" table:formula="of:=[.$I45]-[.$H45]" office:value-type="float" office:value="199277.3919" calcext:value-type="float">
            <text:p>199,277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7 トラルコーンオイル + ココナッツミルク + (ロネークステーキ[HQ] + CP+27) → ムケッ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61.25" calcext:value-type="float">
            <text:p>61.25</text:p>
          </table:table-cell>
          <table:table-cell table:style-name="ce4" table:formula="of:=(([.$D$4]*3+[.$D$5]*3+[.$D$13]+[.$D$15]*2+[.$D$18]+[.$D$20]+[.$D$21]+[.$D$22])*3600/[.$G46]+[.$D$7]*2+[.$D$10]*4)*1.05" office:value-type="float" office:value="189097.7751" calcext:value-type="float">
            <text:p>189,097.78</text:p>
          </table:table-cell>
          <table:table-cell table:style-name="ce4" table:formula="of:=[.$D$30]*[.$F46]*3600/[.$G46]*-0.97" office:value-type="float" office:value="392529.306122449" calcext:value-type="float">
            <text:p>392,529.31</text:p>
          </table:table-cell>
          <table:table-cell table:style-name="ce4" table:formula="of:=[.$I46]-[.$H46]" office:value-type="float" office:value="203431.531022449" calcext:value-type="float">
            <text:p>203,431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8 トラルコーンオイル + ココナッツミルク[HQ] + (ロネークステーキ[HQ]) → ムケッ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47.5" calcext:value-type="float">
            <text:p>47.50</text:p>
          </table:table-cell>
          <table:table-cell table:style-name="ce4" table:formula="of:=(([.$D$4]*3+[.$D$5]*3+[.$D$13]+[.$D$15]*2+[.$D$19]+[.$D$20]+[.$D$21]+[.$D$22])*3600/[.$G47]+[.$D$7]*2)*1.05" office:value-type="float" office:value="249841.3172" calcext:value-type="float">
            <text:p>249,841.32</text:p>
          </table:table-cell>
          <table:table-cell table:style-name="ce4" table:formula="of:=[.$D$30]*[.$F47]*3600/[.$G47]*-0.97" office:value-type="float" office:value="506156.210526316" calcext:value-type="float">
            <text:p>506,156.21</text:p>
          </table:table-cell>
          <table:table-cell table:style-name="ce4" table:formula="of:=[.$I47]-[.$H47]" office:value-type="float" office:value="256314.893326316" calcext:value-type="float">
            <text:p>256,314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9 トラルコーンオイル[HQ] + ココナッツミルク + (ロネークステーキ[HQ]) → ムケッ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41.25" calcext:value-type="float">
            <text:p>41.25</text:p>
          </table:table-cell>
          <table:table-cell table:style-name="ce4" table:formula="of:=(([.$D$4]*3+[.$D$5]*3+[.$D$13]+[.$D$16]*2+[.$D$18]+[.$D$20]+[.$D$21]+[.$D$22])*3600/[.$G48]+[.$D$7]*2)*1.05" office:value-type="float" office:value="339249.1085" calcext:value-type="float">
            <text:p>339,249.11</text:p>
          </table:table-cell>
          <table:table-cell table:style-name="ce4" table:formula="of:=[.$D$30]*[.$F48]*3600/[.$G48]*-0.97" office:value-type="float" office:value="582846.545454545" calcext:value-type="float">
            <text:p>582,846.55</text:p>
          </table:table-cell>
          <table:table-cell table:style-name="ce4" table:formula="of:=[.$I48]-[.$H48]" office:value-type="float" office:value="243597.436954545" calcext:value-type="float">
            <text:p>243,59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10 トラルコーンオイル[HQ] + ココナッツミルク + (セビーチェ[HQ]) → ムケッ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.00</text:p>
          </table:table-cell>
          <table:table-cell table:style-name="ce4" table:formula="of:=(([.$D$4]*3+[.$D$5]*3+[.$D$13]+[.$D$16]*2+[.$D$18]+[.$D$20]+[.$D$21]+[.$D$22])*3600/[.$G49]+[.$D$8]*2)*1.05" office:value-type="float" office:value="351888.18" calcext:value-type="float">
            <text:p>351,888.18</text:p>
          </table:table-cell>
          <table:table-cell table:style-name="ce4" table:formula="of:=[.$D$30]*[.$F49]*3600/[.$G49]*-0.97" office:value-type="float" office:value="601060.5" calcext:value-type="float">
            <text:p>601,060.50</text:p>
          </table:table-cell>
          <table:table-cell table:style-name="ce4" table:formula="of:=[.$I49]-[.$H49]" office:value-type="float" office:value="249172.32" calcext:value-type="float">
            <text:p>249,172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11 トラルコーンオイル[HQ] + ココナッツミルク[HQ] → ムケッカ[HQ]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37.5" calcext:value-type="float">
            <text:p>37.50</text:p>
          </table:table-cell>
          <table:table-cell table:style-name="ce4" table:formula="of:=([.$D$4]*3+[.$D$5]*3+[.$D$13]+[.$D$16]*2+[.$D$19]+[.$D$20]+[.$D$21]+[.$D$22])*3600/[.$G50]*1.05" office:value-type="float" office:value="387300.816" calcext:value-type="float">
            <text:p>387,300.82</text:p>
          </table:table-cell>
          <table:table-cell table:style-name="ce4" table:formula="of:=[.$D$30]*[.$F50]*3600/[.$G50]*-0.97" office:value-type="float" office:value="641131.2" calcext:value-type="float">
            <text:p>641,131.20</text:p>
          </table:table-cell>
          <table:table-cell table:style-name="ce4" table:formula="of:=[.$I50]-[.$H50]" office:value-type="float" office:value="253830.384" calcext:value-type="float">
            <text:p>253,830.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What if I craft the intermediate product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ound Synthesis Plan</text:p>
          </table:table-cell>
          <table:table-cell table:number-columns-repeated="4"/>
          <table:table-cell table:style-name="ce1" office:value-type="string" calcext:value-type="string">
            <text:p>Yield / Batch</text:p>
          </table:table-cell>
          <table:table-cell table:style-name="ce1" office:value-type="string" calcext:value-type="string">
            <text:p>Time / Batch</text:p>
          </table:table-cell>
          <table:table-cell table:style-name="ce1" office:value-type="string" calcext:value-type="string">
            <text:p>Expense / Hour</text:p>
          </table:table-cell>
          <table:table-cell table:style-name="ce1" office:value-type="string" calcext:value-type="string">
            <text:p>Revenue / Hour</text:p>
          </table:table-cell>
          <table:table-cell table:style-name="ce1" office:value-type="string" calcext:value-type="string">
            <text:p>Profit / H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2(×2) + #9(×3)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4" table:formula="of:=[.G$41]*2+[.G$48]*3" office:value-type="float" office:value="173.75" calcext:value-type="float">
            <text:p>173.75</text:p>
          </table:table-cell>
          <table:table-cell table:style-name="ce4" table:formula="of:=(([.$D$3]*8+[.$D$14]*6)*2+([.$D$4]*3+[.$D$5]*3+[.$D$13]+[.$D$18]+[.$D$20]+[.$D$21]+[.$D$22]+[.$D$7]*[.$G$48]/1800)*3)*3600/[.$G54]*1.05" office:value-type="float" office:value="221343.5211" calcext:value-type="float">
            <text:p>221,343.52</text:p>
          </table:table-cell>
          <table:table-cell table:style-name="ce4" table:formula="of:=[.$D$30]*[.$F54]*3600/[.$G54]*-0.97" office:value-type="float" office:value="415120.920863309" calcext:value-type="float">
            <text:p>415,120.92</text:p>
          </table:table-cell>
          <table:table-cell table:style-name="ce4" table:formula="of:=[.$I54]-[.$H54]" office:value-type="float" office:value="193777.399763309" calcext:value-type="float">
            <text:p>193,777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2(×2) + #10(×3)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4" table:formula="of:=[.G$41]*2+[.G$49]*3" office:value-type="float" office:value="170" calcext:value-type="float">
            <text:p>170.00</text:p>
          </table:table-cell>
          <table:table-cell table:style-name="ce4" table:formula="of:=(([.$D$3]*8+[.$D$14]*6)*2+([.$D$4]*3+[.$D$5]*3+[.$D$13]+[.$D$18]+[.$D$20]+[.$D$21]+[.$D$22]+[.$D$8]*[.$G$49]/1800)*3)*3600/[.$G55]*1.05" office:value-type="float" office:value="227664.36" calcext:value-type="float">
            <text:p>227,664.36</text:p>
          </table:table-cell>
          <table:table-cell table:style-name="ce4" table:formula="of:=[.$D$30]*[.$F55]*3600/[.$G55]*-0.97" office:value-type="float" office:value="424278" calcext:value-type="float">
            <text:p>424,278.00</text:p>
          </table:table-cell>
          <table:table-cell table:style-name="ce4" table:formula="of:=[.$I55]-[.$H55]" office:value-type="float" office:value="196613.64" calcext:value-type="float">
            <text:p>196,613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2(×2) + #11(×3)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4" table:formula="of:=[.G$41]*2+[.G$50]*3" office:value-type="float" office:value="162.5" calcext:value-type="float">
            <text:p>162.50</text:p>
          </table:table-cell>
          <table:table-cell table:style-name="ce4" table:formula="of:=(([.$D$3]*8+[.$D$14]*6)*2+([.$D$4]*3+[.$D$5]*3+[.$D$13]+[.$D$19]+[.$D$20]+[.$D$21]+[.$D$22])*3)*3600/[.$G56]*1.05" office:value-type="float" office:value="246447.3932" calcext:value-type="float">
            <text:p>246,447.39</text:p>
          </table:table-cell>
          <table:table-cell table:style-name="ce4" table:formula="of:=[.$D$30]*[.$F56]*3600/[.$G56]*-0.97" office:value-type="float" office:value="443860.061538462" calcext:value-type="float">
            <text:p>443,860.06</text:p>
          </table:table-cell>
          <table:table-cell table:style-name="ce4" table:formula="of:=[.$I56]-[.$H56]" office:value-type="float" office:value="197412.668338462" calcext:value-type="float">
            <text:p>197,412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4 + #8(×3)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4" table:formula="of:=[.G$43]+[.G$47]*3" office:value-type="float" office:value="151.25" calcext:value-type="float">
            <text:p>151.25</text:p>
          </table:table-cell>
          <table:table-cell table:style-name="ce4" table:formula="of:=(([.$D$3]*8+[.$D$17]*6)+([.$D$4]*3+[.$D$5]*3+[.$D$13]+[.$D$15]*2+[.$D$20]+[.$D$21]+[.$D$22]+[.$D$7]*[.$G$47]/1800)*3)*3600/[.$G57]*1.05" office:value-type="float" office:value="228912.5785" calcext:value-type="float">
            <text:p>228,912.58</text:p>
          </table:table-cell>
          <table:table-cell table:style-name="ce4" table:formula="of:=[.$D$30]*[.$F57]*3600/[.$G57]*-0.97" office:value-type="float" office:value="476874.446280992" calcext:value-type="float">
            <text:p>476,874.45</text:p>
          </table:table-cell>
          <table:table-cell table:style-name="ce4" table:formula="of:=[.$I57]-[.$H57]" office:value-type="float" office:value="247961.867780992" calcext:value-type="float">
            <text:p>247,961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4 + #11(×3)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4" table:formula="of:=[.G$43]+[.G$50]*3" office:value-type="float" office:value="121.25" calcext:value-type="float">
            <text:p>121.25</text:p>
          </table:table-cell>
          <table:table-cell table:style-name="ce4" table:formula="of:=(([.$D$3]*8+[.$D$17]*6)+([.$D$4]*3+[.$D$5]*3+[.$D$13]+[.$D$16]*2+[.$D$20]+[.$D$21]+[.$D$22])*3)*3600/[.$G58]*1.05" office:value-type="float" office:value="351274.0751" calcext:value-type="float">
            <text:p>351,274.08</text:p>
          </table:table-cell>
          <table:table-cell table:style-name="ce4" table:formula="of:=[.$D$30]*[.$F58]*3600/[.$G58]*-0.97" office:value-type="float" office:value="594864" calcext:value-type="float">
            <text:p>594,864.00</text:p>
          </table:table-cell>
          <table:table-cell table:style-name="ce4" table:formula="of:=[.$I58]-[.$H58]" office:value-type="float" office:value="243589.9249" calcext:value-type="float">
            <text:p>243,589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#2(×2) + #4 + #11(×3)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4" table:formula="of:=[.G$43]+[.G$41]*2+[.G$50]*3" office:value-type="float" office:value="171.25" calcext:value-type="float">
            <text:p>171.25</text:p>
          </table:table-cell>
          <table:table-cell table:style-name="ce4" table:formula="of:=(([.$D$3]*8+[.$D$14]*6)*2+([.$D$3]*8+[.$D$17]*6)+([.$D$4]*3+[.$D$5]*3+[.$D$13]+[.$D$20]+[.$D$21]+[.$D$22])*3)*3600/[.$G59]*1.05" office:value-type="float" office:value="228136.299" calcext:value-type="float">
            <text:p>228,136.30</text:p>
          </table:table-cell>
          <table:table-cell table:style-name="ce4" table:formula="of:=[.$D$30]*[.$F59]*3600/[.$G59]*-0.97" office:value-type="float" office:value="421181.080291971" calcext:value-type="float">
            <text:p>421,181.08</text:p>
          </table:table-cell>
          <table:table-cell table:style-name="ce4" table:formula="of:=[.$I59]-[.$H59]" office:value-type="float" office:value="193044.781291971" calcext:value-type="float">
            <text:p>193,044.78</text:p>
          </table:table-cell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-worksheet-Moqueca" style:display-name="PageStyle_example-worksheet-Moqu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5" meta:object-count="0"/>
    <meta:generator>LibreOfficeDev/6.0.5.2$Linux_X86_64 LibreOffice_project/</meta:generator>
  </office:meta>
</office:document-meta>
</file>